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officeooo:paragraph-rsid="0009a80f" fo:background-color="#ffffff" style:font-name-asian="Arial1" style:font-weight-asian="bold" style:font-name-complex="Arial1"/>
    </style:style>
    <style:style style:name="P2" style:family="paragraph" style:parent-style-name="Standard">
      <style:text-properties style:font-name="Arial" fo:font-weight="bold" officeooo:paragraph-rsid="0009a80f" fo:background-color="#ffffff" style:font-name-asian="Arial1" style:font-weight-asian="bold" style:font-name-complex="Arial1"/>
    </style:style>
    <style:style style:name="P3" style:family="paragraph" style:parent-style-name="Standard">
      <style:text-properties style:font-name="Arial" officeooo:paragraph-rsid="0009a80f" fo:background-color="#ffffff" style:font-name-asian="Arial1" style:font-name-complex="Arial1"/>
    </style:style>
    <style:style style:name="P4" style:family="paragraph" style:parent-style-name="Standard" style:list-style-name="WWNum8">
      <style:text-properties style:font-name="Arial" officeooo:paragraph-rsid="000d0d70" fo:background-color="#ffffff" style:font-name-asian="Arial1" style:font-name-complex="Arial1"/>
    </style:style>
    <style:style style:name="P5" style:family="paragraph" style:parent-style-name="Standard">
      <style:text-properties style:font-name="Arial" officeooo:paragraph-rsid="001880eb" fo:background-color="#ffffff" style:font-name-asian="Arial1" style:font-name-complex="Arial1"/>
    </style:style>
    <style:style style:name="P6" style:family="paragraph" style:parent-style-name="Standard">
      <style:text-properties officeooo:paragraph-rsid="0009a80f" fo:background-color="#ffffff"/>
    </style:style>
    <style:style style:name="P7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8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9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2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3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3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4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5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6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7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8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8.414cm"/>
        </style:tab-stops>
      </style:paragraph-properties>
      <style:text-properties style:font-name="Arial" officeooo:paragraph-rsid="0009a80f" fo:background-color="#ffffff" style:font-name-asian="Arial1" style:font-name-complex="Arial1"/>
    </style:style>
    <style:style style:name="P3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3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3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35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36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0d0d70" fo:background-color="#ffffff" style:font-name-asian="Arial1" style:font-name-complex="Arial1"/>
    </style:style>
    <style:style style:name="P37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d898c" fo:background-color="#ffffff" style:font-name-asian="Arial1" style:font-name-complex="Arial1"/>
    </style:style>
    <style:style style:name="P38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c0954" fo:background-color="#ffffff" style:font-name-asian="Arial1" style:font-name-complex="Arial1"/>
    </style:style>
    <style:style style:name="P39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a2223" fo:background-color="#ffffff" style:font-name-asian="Arial1" style:font-name-complex="Arial1"/>
    </style:style>
    <style:style style:name="P40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6c3f2" fo:background-color="#ffffff" style:font-name-asian="Arial1" style:font-name-complex="Arial1"/>
    </style:style>
    <style:style style:name="P41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51469" fo:background-color="#ffffff" style:font-name-asian="Arial1" style:font-name-complex="Arial1"/>
    </style:style>
    <style:style style:name="P42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1e79b" fo:background-color="#ffffff" style:font-name-asian="Arial1" style:font-name-complex="Arial1"/>
    </style:style>
    <style:style style:name="P43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1047df" fo:background-color="#ffffff" style:font-name-asian="Arial1" style:font-name-complex="Arial1"/>
    </style:style>
    <style:style style:name="P44" style:family="paragraph" style:parent-style-name="Standard">
      <style:paragraph-properties fo:margin-left="1.27cm" fo:margin-right="0cm" fo:text-indent="-0.635cm" style:auto-text-indent="false"/>
      <style:text-properties style:font-name="Arial" officeooo:rsid="000d0d70" officeooo:paragraph-rsid="000f7f19" fo:background-color="#ffffff" style:font-name-asian="Arial1" style:font-name-complex="Arial1"/>
    </style:style>
    <style:style style:name="P45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46" style:family="paragraph" style:parent-style-name="Standard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47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48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49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0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1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2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3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5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6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7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8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59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0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officeooo:paragraph-rsid="000d0d70" fo:background-color="#ffffff" style:font-name-asian="Arial1" style:font-name-complex="Arial1"/>
    </style:style>
    <style:style style:name="P61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2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3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4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5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6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7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9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70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71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72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73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74" style:family="paragraph" style:parent-style-name="Standard">
      <style:paragraph-properties fo:margin-left="1.27cm" fo:margin-right="0cm" fo:text-indent="-0.635cm" style:auto-text-indent="false"/>
      <style:text-properties style:font-name="Arial" officeooo:rsid="001d898c" officeooo:paragraph-rsid="001d898c" fo:background-color="#ffffff" style:font-name-asian="Arial1" style:font-name-complex="Arial1"/>
    </style:style>
    <style:style style:name="P75" style:family="paragraph" style:parent-style-name="Standard" style:list-style-name="WWNum15">
      <style:paragraph-properties fo:margin-left="1.27cm" fo:margin-right="0cm" fo:text-indent="-0.635cm" style:auto-text-indent="false"/>
      <style:text-properties fo:color="#1c1c1c" style:font-name="Arial" officeooo:paragraph-rsid="0009a80f" fo:background-color="#ffffff" style:font-name-asian="Arial1" style:font-name-complex="Arial1"/>
    </style:style>
    <style:style style:name="P76" style:family="paragraph" style:parent-style-name="Standard">
      <style:paragraph-properties fo:margin-left="0.635cm" fo:margin-right="0cm" fo:text-indent="0cm" style:auto-text-indent="false"/>
      <style:text-properties style:font-name="Arial" officeooo:paragraph-rsid="0009a80f" fo:background-color="#ffffff" style:font-name-asian="Arial1" style:font-name-complex="Arial1"/>
    </style:style>
    <style:style style:name="P77" style:family="paragraph" style:parent-style-name="Standard" style:list-style-name="WWNum13">
      <style:paragraph-properties fo:margin-left="0.635cm" fo:margin-right="0cm" fo:text-indent="0cm" style:auto-text-indent="false"/>
      <style:text-properties style:font-name="Arial" officeooo:paragraph-rsid="0009a80f" fo:background-color="#ffffff" style:font-name-asian="Arial1" style:font-name-complex="Arial1"/>
    </style:style>
    <style:style style:name="P78" style:family="paragraph" style:parent-style-name="Standard">
      <style:paragraph-properties fo:margin-left="0.635cm" fo:margin-right="0cm" fo:text-indent="0cm" style:auto-text-indent="false"/>
      <style:text-properties style:font-name="Arial" officeooo:rsid="000d0d70" officeooo:paragraph-rsid="0016c3f2" fo:background-color="#ffffff" style:font-name-asian="Arial1" style:font-name-complex="Arial1"/>
    </style:style>
    <style:style style:name="P79" style:family="paragraph" style:parent-style-name="Standard">
      <style:paragraph-properties fo:margin-left="0cm" fo:margin-right="0cm" fo:text-indent="1.27cm" style:auto-text-indent="false"/>
      <style:text-properties style:font-name="Arial" officeooo:paragraph-rsid="0009a80f" fo:background-color="#ffffff" style:font-name-asian="Arial1" style:font-name-complex="Arial1"/>
    </style:style>
    <style:style style:name="P80" style:family="paragraph" style:parent-style-name="Standard" style:list-style-name="WWNum8">
      <style:paragraph-properties fo:margin-left="0cm" fo:margin-right="0cm" fo:text-indent="0cm" style:auto-text-indent="false"/>
      <style:text-properties style:font-name="Arial" officeooo:paragraph-rsid="000d0d70" fo:background-color="#ffffff" style:font-name-asian="Arial1" style:font-name-complex="Arial1"/>
    </style:style>
    <style:style style:name="P81" style:family="paragraph" style:parent-style-name="Standard">
      <style:paragraph-properties fo:margin-left="1.27cm" fo:margin-right="0cm" fo:text-indent="0cm" style:auto-text-indent="false"/>
      <style:text-properties style:font-name="Arial" officeooo:paragraph-rsid="0009a80f" fo:background-color="#ffffff" style:font-name-asian="Arial1" style:font-name-complex="Arial1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" fo:font-weight="bold" officeooo:paragraph-rsid="0009a80f" fo:background-color="#ffffff" style:font-name-asian="Arial1" style:font-weight-asian="bold" style:font-name-complex="Arial1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Arial" officeooo:paragraph-rsid="0009a80f" fo:background-color="#ffffff" style:font-name-asian="Arial1" style:font-name-complex="Arial1"/>
    </style:style>
    <style:style style:name="T1" style:family="text">
      <style:text-properties fo:background-color="#f37b70" loext:char-shading-value="0"/>
    </style:style>
    <style:style style:name="T2" style:family="text">
      <style:text-properties officeooo:rsid="000d0d70" fo:background-color="#f37b70" loext:char-shading-value="0"/>
    </style:style>
    <style:style style:name="T3" style:family="text">
      <style:text-properties officeooo:rsid="000f7f19" fo:background-color="#f37b70" loext:char-shading-value="0"/>
    </style:style>
    <style:style style:name="T4" style:family="text">
      <style:text-properties officeooo:rsid="001047df" fo:background-color="#f37b70" loext:char-shading-value="0"/>
    </style:style>
    <style:style style:name="T5" style:family="text">
      <style:text-properties officeooo:rsid="0011e79b" fo:background-color="#f37b70" loext:char-shading-value="0"/>
    </style:style>
    <style:style style:name="T6" style:family="text">
      <style:text-properties officeooo:rsid="00151469" fo:background-color="#f37b70" loext:char-shading-value="0"/>
    </style:style>
    <style:style style:name="T7" style:family="text">
      <style:text-properties officeooo:rsid="001a2223" fo:background-color="#f37b70" loext:char-shading-value="0"/>
    </style:style>
    <style:style style:name="T8" style:family="text">
      <style:text-properties officeooo:rsid="001d898c" fo:background-color="#f37b70" loext:char-shading-value="0"/>
    </style:style>
    <style:style style:name="T9" style:family="text">
      <style:text-properties officeooo:rsid="000d0d70"/>
    </style:style>
    <style:style style:name="T10" style:family="text">
      <style:text-properties style:font-name="Arial" fo:background-color="#ffffff" loext:char-shading-value="0" style:font-name-asian="Arial1" style:font-name-complex="Arial1"/>
    </style:style>
    <style:style style:name="T11" style:family="text">
      <style:text-properties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/>
    </style:style>
    <style:style style:name="T14" style:family="text">
      <style:text-properties officeooo:rsid="000f7f19"/>
    </style:style>
    <style:style style:name="T15" style:family="text">
      <style:text-properties fo:font-weight="bold" officeooo:rsid="000f7f19" style:font-weight-asian="bold" style:font-weight-complex="bold"/>
    </style:style>
    <style:style style:name="T16" style:family="text">
      <style:text-properties fo:font-weight="normal" officeooo:rsid="000f7f19" style:font-weight-asian="normal" style:font-weight-complex="normal"/>
    </style:style>
    <style:style style:name="T17" style:family="text">
      <style:text-properties fo:font-weight="normal" officeooo:rsid="000f7f19" fo:background-color="#f37b70" loext:char-shading-value="0" style:font-weight-asian="normal" style:font-weight-complex="normal"/>
    </style:style>
    <style:style style:name="T18" style:family="text">
      <style:text-properties officeooo:rsid="001047df"/>
    </style:style>
    <style:style style:name="T19" style:family="text">
      <style:text-properties officeooo:rsid="0011e79b"/>
    </style:style>
    <style:style style:name="T20" style:family="text">
      <style:text-properties officeooo:rsid="00151469"/>
    </style:style>
    <style:style style:name="T21" style:family="text">
      <style:text-properties officeooo:rsid="0016c3f2"/>
    </style:style>
    <style:style style:name="T22" style:family="text">
      <style:text-properties fo:color="#1c1c1c" officeooo:rsid="000d0d70" fo:background-color="#f37b70" loext:char-shading-value="0"/>
    </style:style>
    <style:style style:name="T23" style:family="text">
      <style:text-properties fo:color="#1c1c1c" officeooo:rsid="000d0d70"/>
    </style:style>
    <style:style style:name="T24" style:family="text">
      <style:text-properties officeooo:rsid="001a2223"/>
    </style:style>
    <style:style style:name="T25" style:family="text">
      <style:text-properties officeooo:rsid="001c0954"/>
    </style:style>
    <style:style style:name="T26" style:family="text">
      <style:text-properties officeooo:rsid="001d89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 Java: Part 2</text:p>
      <text:p text:style-name="P2">1. How to import all package?</text:p>
      <text:list xml:id="list1614363499" text:style-name="WWNum17">
        <text:list-item>
          <text:p text:style-name="P7">import java.*;</text:p>
        </text:list-item>
        <text:list-item>
          <text:p text:style-name="P7">include java.lang;</text:p>
        </text:list-item>
        <text:list-item>
          <text:p text:style-name="P45">java.package</text:p>
        </text:list-item>
      </text:list>
      <text:p text:style-name="P46"/>
      <text:p text:style-name="P36">ans:<text:span text:style-name="T26">a)</text:span>import java.*;</text:p>
      <text:p text:style-name="P3"/>
      <text:p text:style-name="P2">2.What is the value of "d" after this line of code has been executed?</text:p>
      <text:p text:style-name="P3">double d = Math.round ( 2.5 + Math.random() );</text:p>
      <text:list xml:id="list3152361586" text:style-name="WWNum24">
        <text:list-item>
          <text:p text:style-name="P8">2</text:p>
        </text:list-item>
        <text:list-item>
          <text:p text:style-name="P8">3</text:p>
        </text:list-item>
        <text:list-item>
          <text:p text:style-name="P8">4</text:p>
        </text:list-item>
        <text:list-item>
          <text:p text:style-name="P47">2.5</text:p>
        </text:list-item>
      </text:list>
      <text:p text:style-name="P76"/>
      <text:p text:style-name="P36">ans:<text:span text:style-name="T26">b)</text:span>3</text:p>
      <text:p text:style-name="P81"/>
      <text:p text:style-name="P2">3.Which Statement is true?</text:p>
      <text:p text:style-name="P3">Public class While</text:p>
      <text:p text:style-name="P3">{</text:p>
      <text:p text:style-name="P3">public void loop()</text:p>
      <text:p text:style-name="P3">{</text:p>
      <text:p text:style-name="P3">int x=0;</text:p>
      <text:p text:style-name="P3">while(1)</text:p>
      <text:p text:style-name="P3">{</text:p>
      <text:p text:style-name="P3">system.out.println(“x + 1 is : ”,(x+1) )</text:p>
      <text:p text:style-name="P3">}</text:p>
      <text:p text:style-name="P3">}</text:p>
      <text:p text:style-name="P3">}</text:p>
      <text:list xml:id="list3953248619" text:style-name="WWNum19">
        <text:list-item>
          <text:p text:style-name="P9">There is a syntax error on line 1.</text:p>
        </text:list-item>
        <text:list-item>
          <text:p text:style-name="P9">There are syntax errors on lines 1 and 6.</text:p>
        </text:list-item>
        <text:list-item>
          <text:p text:style-name="P9">run infinity time</text:p>
        </text:list-item>
        <text:list-item>
          <text:p text:style-name="P48">There is a syntax error in line 6.</text:p>
        </text:list-item>
      </text:list>
      <text:p text:style-name="P46"/>
      <text:p text:style-name="P37">ans:<text:span text:style-name="T26">a)There is a syntax error on line 1.</text:span></text:p>
      <text:p text:style-name="P3"/>
      <text:p text:style-name="P2">4.Determine the output:</text:p>
      <text:p text:style-name="P3">class output {</text:p>
      <text:p text:style-name="P3">public static void main(String args[]){</text:p>
      <text:p text:style-name="P3">String buffer s1 = new StringBuffer("Hello world")</text:p>
      <text:p text:style-name="P3">s1.insert(6,"Good");</text:p>
      <text:p text:style-name="P3">SOP(s1);</text:p>
      <text:p text:style-name="P3">}</text:p>
      <text:p text:style-name="P3">}</text:p>
      <text:list xml:id="list1016976085" text:style-name="WWNum16">
        <text:list-item>
          <text:p text:style-name="P10">Hellogoodworld</text:p>
        </text:list-item>
        <text:list-item>
          <text:p text:style-name="P10">hellogoodworld</text:p>
        </text:list-item>
        <text:list-item>
          <text:p text:style-name="P10">Hello Goodworld</text:p>
        </text:list-item>
        <text:list-item>
          <text:p text:style-name="P49">GoodWorld</text:p>
        </text:list-item>
      </text:list>
      <text:p text:style-name="P46"/>
      <text:p text:style-name="P37">ans:<text:span text:style-name="T26">c)Hello Goodworld</text:span></text:p>
      <text:p text:style-name="P3"/>
      <text:p text:style-name="P2"><text:soft-page-break/>5.Determine the output:</text:p>
      <text:p text:style-name="P3">PSVM()</text:p>
      <text:p text:style-name="P3">{</text:p>
      <text:p text:style-name="P3">try{</text:p>
      <text:p text:style-name="P3">int a = 5;int b = 0;</text:p>
      <text:p text:style-name="P3">int c = a/b;</text:p>
      <text:p text:style-name="P3">SOP(“World”);</text:p>
      <text:p text:style-name="P3">}</text:p>
      <text:p text:style-name="P3">Catch(exception e)</text:p>
      <text:p text:style-name="P3">{</text:p>
      <text:p text:style-name="P3">SOP(“hello”);</text:p>
      <text:p text:style-name="P3">}}</text:p>
      <text:list xml:id="list4106147167" text:style-name="WWNum26">
        <text:list-item>
          <text:p text:style-name="P11">hello</text:p>
        </text:list-item>
        <text:list-item>
          <text:p text:style-name="P11">world</text:p>
        </text:list-item>
        <text:list-item>
          <text:p text:style-name="P11">hello world</text:p>
        </text:list-item>
        <text:list-item>
          <text:p text:style-name="P50">none of the above</text:p>
        </text:list-item>
      </text:list>
      <text:p text:style-name="P46"/>
      <text:p text:style-name="P36">ans:<text:span text:style-name="T26">a)hello</text:span></text:p>
      <text:p text:style-name="P3"/>
      <text:p text:style-name="P2">6.What is the value of the string returned by getValue("DEMOS")</text:p>
      <text:p text:style-name="P3">String getValue(String word)</text:p>
      <text:p text:style-name="P3">{</text:p>
      <text:p text:style-name="P3">if (word.length() == 1)</text:p>
      <text:p text:style-name="P3">return "";</text:p>
      <text:p text:style-name="P3">else</text:p>
      <text:p text:style-name="P3">return getValue( word.substring(0, word.length() - 1) ) + word.charAt(word.length()</text:p>
      <text:p text:style-name="P3">- 1);</text:p>
      <text:p text:style-name="P3">}</text:p>
      <text:list xml:id="list1118256314" text:style-name="WWNum29">
        <text:list-item>
          <text:p text:style-name="P12">DEMOS</text:p>
        </text:list-item>
        <text:list-item>
          <text:p text:style-name="P12">DEMS</text:p>
        </text:list-item>
        <text:list-item>
          <text:p text:style-name="P12">DEM</text:p>
        </text:list-item>
        <text:list-item>
          <text:p text:style-name="P51">EMOS</text:p>
        </text:list-item>
      </text:list>
      <text:p text:style-name="P46"/>
      <text:p text:style-name="P36">ans:<text:span text:style-name="T26">a)DEMOS</text:span></text:p>
      <text:p text:style-name="P3"/>
      <text:p text:style-name="P2">7.Determine the output</text:p>
      <text:p text:style-name="P3">SOP (‘1’+new integer (2) +3);</text:p>
      <text:list xml:id="list711980384" text:style-name="WWNum11">
        <text:list-item>
          <text:p text:style-name="P13">123</text:p>
        </text:list-item>
        <text:list-item>
          <text:p text:style-name="P13">13</text:p>
        </text:list-item>
        <text:list-item>
          <text:p text:style-name="P13">1</text:p>
        </text:list-item>
        <text:list-item>
          <text:p text:style-name="P52">12</text:p>
        </text:list-item>
      </text:list>
      <text:p text:style-name="P46"/>
      <text:p text:style-name="P74">a)123</text:p>
      <text:p text:style-name="P3"/>
      <text:p text:style-name="P2">8.Determine the output:</text:p>
      <text:p text:style-name="P3">StringBuffer s1 = new StringBuffer(“Hello”);</text:p>
      <text:p text:style-name="P3">StringBuffer s2 = reverse(s1);</text:p>
      <text:p text:style-name="P3">SOP(s2);</text:p>
      <text:list xml:id="list124887273" text:style-name="WWNum9">
        <text:list-item>
          <text:p text:style-name="P14">Hlloe</text:p>
        </text:list-item>
        <text:list-item>
          <text:p text:style-name="P14">lloeH</text:p>
        </text:list-item>
        <text:list-item>
          <text:p text:style-name="P14">Hello</text:p>
        </text:list-item>
        <text:list-item>
          <text:p text:style-name="P53">olleH</text:p>
        </text:list-item>
      </text:list>
      <text:p text:style-name="P46"><text:soft-page-break/></text:p>
      <text:p text:style-name="P37">ans:<text:span text:style-name="T26">d)olleH</text:span></text:p>
      <text:p text:style-name="P37"/>
      <text:p text:style-name="P3"/>
      <text:p text:style-name="P2">9.Write the correct signature of the main method?</text:p>
      <text:list xml:id="list3545809499" text:style-name="WWNum6">
        <text:list-item>
          <text:p text:style-name="P15">public Static void main()</text:p>
        </text:list-item>
        <text:list-item>
          <text:p text:style-name="P15">public Static void main(String args[])</text:p>
        </text:list-item>
        <text:list-item>
          <text:p text:style-name="P54">public Static void main(String ...)</text:p>
        </text:list-item>
      </text:list>
      <text:p text:style-name="P46"/>
      <text:p text:style-name="P38">ans:<text:span text:style-name="T25">b)</text:span>public Static void main(String args[])</text:p>
      <text:p text:style-name="P38"><text:span text:style-name="T25">c)</text:span>public Static void main(String ...)</text:p>
      <text:p text:style-name="P3"/>
      <text:p text:style-name="P2">10.What is the output of this program</text:p>
      <text:p text:style-name="P3">class output{</text:p>
      <text:p text:style-name="P3">public static void main(String args[])</text:p>
      <text:p text:style-name="P3">{</text:p>
      <text:p text:style-name="P3">Object obj = new object();</text:p>
      <text:p text:style-name="P3">System.out.print(obj.getclass());</text:p>
      <text:p text:style-name="P3">}}</text:p>
      <text:list xml:id="list1959519400" text:style-name="WWNum2">
        <text:list-item>
          <text:p text:style-name="P16">class java.object</text:p>
        </text:list-item>
        <text:list-item>
          <text:p text:style-name="P16">class java.lang.object</text:p>
        </text:list-item>
        <text:list-item>
          <text:p text:style-name="P55">none of the above</text:p>
        </text:list-item>
      </text:list>
      <text:p text:style-name="P3"/>
      <text:p text:style-name="P39">ans:<text:span text:style-name="T24">b)class java.lang.object</text:span></text:p>
      <text:p text:style-name="P39"/>
      <text:p text:style-name="P3"/>
      <text:p text:style-name="P2">11.Determine the output</text:p>
      <text:p text:style-name="P3">Class{</text:p>
      <text:p text:style-name="P3">PSVM</text:p>
      <text:p text:style-name="P3">String str = new String( “.....”);</text:p>
      <text:p text:style-name="P3">}</text:p>
      <text:p text:style-name="P3">Do{</text:p>
      <text:p text:style-name="P3">str = “Hello Stop World ”;</text:p>
      <text:p text:style-name="P3">SOP(str);</text:p>
      <text:p text:style-name="P3">}</text:p>
      <text:p text:style-name="P3">While(str!=Strong);</text:p>
      <text:p text:style-name="P3">{</text:p>
      <text:p text:style-name="P3">.......</text:p>
      <text:p text:style-name="P3">}</text:p>
      <text:list xml:id="list1345163522" text:style-name="WWNum15">
        <text:list-item>
          <text:p text:style-name="P17">HelloStopWorld</text:p>
        </text:list-item>
        <text:list-item>
          <text:p text:style-name="P17">Hello Stop World</text:p>
        </text:list-item>
        <text:list-item>
          <text:p text:style-name="P17">HelloStop</text:p>
        </text:list-item>
        <text:list-item>
          <text:p text:style-name="P75">none of the above</text:p>
        </text:list-item>
      </text:list>
      <text:p text:style-name="P3"/>
      <text:p text:style-name="P5"><text:s text:c="3"/><text:span text:style-name="T9">ans:d)</text:span><text:span text:style-name="T23">none of the above</text:span></text:p>
      <text:p text:style-name="P3"/>
      <text:p text:style-name="P2">12.How to declare array of string which one is correct?</text:p>
      <text:list xml:id="list3359944049" text:style-name="WWNum27">
        <text:list-item>
          <text:p text:style-name="P18">string[]s;</text:p>
        </text:list-item>
        <text:list-item>
          <text:p text:style-name="P18">string s[]</text:p>
        </text:list-item>
        <text:list-item>
          <text:p text:style-name="P56">string []s;</text:p>
        </text:list-item>
      </text:list>
      <text:p text:style-name="P46"/>
      <text:p text:style-name="P40">ans:<text:span text:style-name="T21">c)</text:span></text:p>
      <text:p text:style-name="P78"><text:soft-page-break/>string []s;</text:p>
      <text:p text:style-name="P3"/>
      <text:p text:style-name="P2">13.What will be the output?</text:p>
      <text:p text:style-name="P3">class A{</text:p>
      <text:p text:style-name="P3">int i;</text:p>
      <text:p text:style-name="P3">int j;A(){</text:p>
      <text:p text:style-name="P3">I =1;</text:p>
      <text:p text:style-name="P3">J=2;</text:p>
      <text:p text:style-name="P3">}</text:p>
      <text:p text:style-name="P3">}</text:p>
      <text:p text:style-name="P3">Class output{</text:p>
      <text:p text:style-name="P3">Public static void main(String args[])</text:p>
      <text:p text:style-name="P3">{</text:p>
      <text:p text:style-name="P3">A obj1 = new A();</text:p>
      <text:p text:style-name="P3">SOP(obj1.toString());</text:p>
      <text:p text:style-name="P3">}</text:p>
      <text:p text:style-name="P3">}</text:p>
      <text:list xml:id="list3810631887" text:style-name="WWNum28">
        <text:list-item>
          <text:p text:style-name="P19">A@1cde5f</text:p>
        </text:list-item>
        <text:list-item>
          <text:p text:style-name="P19">A a 1cde5f</text:p>
        </text:list-item>
        <text:list-item>
          <text:p text:style-name="P19">A d 1cde5f</text:p>
        </text:list-item>
        <text:list-item>
          <text:p text:style-name="P57">@1cde5f</text:p>
        </text:list-item>
      </text:list>
      <text:p text:style-name="P46"/>
      <text:p text:style-name="P41">ans:<text:span text:style-name="T20">a)A@1cde5f</text:span></text:p>
      <text:p text:style-name="P3"/>
      <text:p text:style-name="P2">14.What will be the datatype of the no 9.6352</text:p>
      <text:list xml:id="list2404149839" text:style-name="WWNum5">
        <text:list-item>
          <text:p text:style-name="P20">double</text:p>
        </text:list-item>
        <text:list-item>
          <text:p text:style-name="P20">Float</text:p>
        </text:list-item>
        <text:list-item>
          <text:p text:style-name="P58">Double</text:p>
        </text:list-item>
      </text:list>
      <text:p text:style-name="P46"/>
      <text:p text:style-name="P36">ans:<text:span text:style-name="T20">a)double</text:span></text:p>
      <text:p text:style-name="P3"/>
      <text:p text:style-name="P2">15.Determine the output</text:p>
      <text:p text:style-name="P3">public class Question {</text:p>
      <text:p text:style-name="P3">public static void main(String args[]) {</text:p>
      <text:p text:style-name="P3">String s1 = "uvw";</text:p>
      <text:p text:style-name="P3">String s2 = "xyz";</text:p>
      <text:p text:style-name="P3">String s3 = s1.concat(s2.toUpperCase( ) );</text:p>
      <text:p text:style-name="P3">System.out.println(s1+s2+s3);</text:p>
      <text:p text:style-name="P3">} }</text:p>
      <text:list xml:id="list290057265" text:style-name="WWNum21">
        <text:list-item>
          <text:p text:style-name="P21">uvwxyzuvwXYZ</text:p>
        </text:list-item>
        <text:list-item>
          <text:p text:style-name="P21">uvwxyzuv</text:p>
        </text:list-item>
        <text:list-item>
          <text:p text:style-name="P21">uvwxyzXYZ</text:p>
        </text:list-item>
        <text:list-item>
          <text:p text:style-name="P59">uvwxyzuvXYZ</text:p>
        </text:list-item>
      </text:list>
      <text:p text:style-name="P46"/>
      <text:p text:style-name="P41">ans:<text:span text:style-name="T20">a)uvwxyzuvwXYZ</text:span></text:p>
      <text:p text:style-name="P3"/>
      <text:p text:style-name="P2">16.Determine the output</text:p>
      <text:p text:style-name="P3">int i = -1;</text:p>
      <text:p text:style-name="P3">int b = 10;</text:p>
      <text:p text:style-name="P3">int val = b/ i;</text:p>
      <text:list xml:id="list1300797693" text:style-name="WWNum8">
        <text:list-item>
          <text:p text:style-name="P22">-10</text:p>
        </text:list-item>
        <text:list-item>
          <text:p text:style-name="P22">10</text:p>
        </text:list-item>
        <text:list-item>
          <text:p text:style-name="P22"><text:soft-page-break/>10/1</text:p>
        </text:list-item>
        <text:list-item>
          <text:p text:style-name="P60">error17.</text:p>
          <text:p text:style-name="P80"/>
          <text:p text:style-name="P4"><text:span text:style-name="T9">Ans:</text:span> <text:span text:style-name="T20">d)error17</text:span></text:p>
        </text:list-item>
      </text:list>
      <text:p text:style-name="P81"/>
      <text:p text:style-name="P82">17.How to inherit both the interface and abstract class ?</text:p>
      <text:list xml:id="list3455786823" text:style-name="WWNum25">
        <text:list-item>
          <text:p text:style-name="P23">class implemts Info,interface</text:p>
        </text:list-item>
        <text:list-item>
          <text:p text:style-name="P23">class xyz extends Info implements interface{ void load}</text:p>
        </text:list-item>
        <text:list-item>
          <text:p text:style-name="P23">class extends Info,interface</text:p>
        </text:list-item>
        <text:list-item>
          <text:p text:style-name="P61">class implements interface</text:p>
        </text:list-item>
      </text:list>
      <text:p text:style-name="P3"/>
      <text:p text:style-name="P41">ans:<text:span text:style-name="T20">b)class xyz extends Info implements interface{ void load}</text:span></text:p>
      <text:p text:style-name="P3"/>
      <text:p text:style-name="P2">18.Which operator is used to separate parameters or attributes?</text:p>
      <text:list xml:id="list234766728" text:style-name="WWNum12">
        <text:list-item>
          <text:p text:style-name="P24">&amp;</text:p>
        </text:list-item>
        <text:list-item>
          <text:p text:style-name="P24">&amp;&amp;</text:p>
        </text:list-item>
        <text:list-item>
          <text:p text:style-name="P62">and</text:p>
        </text:list-item>
      </text:list>
      <text:p text:style-name="P46"/>
      <text:p text:style-name="P36">ans:<text:span text:style-name="T20">b)&amp;&amp;</text:span></text:p>
      <text:p text:style-name="P3"/>
      <text:p text:style-name="P2">19.Determine the output</text:p>
      <text:p text:style-name="P3">public class Delta</text:p>
      <text:p text:style-name="P3">{ static boolean foo(char c)</text:p>
      <text:p text:style-name="P3">{</text:p>
      <text:p text:style-name="P3">System.out.print(c);</text:p>
      <text:p text:style-name="P3">return true;</text:p>
      <text:p text:style-name="P3">}</text:p>
      <text:p text:style-name="P3">public static void main( String[] argv )</text:p>
      <text:p text:style-name="P3">{</text:p>
      <text:p text:style-name="P3">int i = 0;</text:p>
      <text:p text:style-name="P3">for (foo('A'); foo('B') &amp;&amp; (i &lt; 2); foo('C'))</text:p>
      <text:p text:style-name="P3">{</text:p>
      <text:p text:style-name="P3">i++;</text:p>
      <text:p text:style-name="P3">foo('D');}</text:p>
      <text:p text:style-name="P3">}</text:p>
      <text:p text:style-name="P3">}</text:p>
      <text:list xml:id="list2467985871" text:style-name="WWNum13">
        <text:list-item>
          <text:p text:style-name="P25">ABDCB</text:p>
        </text:list-item>
        <text:list-item>
          <text:p text:style-name="P25">ABDCBDCB</text:p>
        </text:list-item>
        <text:list-item>
          <text:p text:style-name="P25">ABCDBDA</text:p>
        </text:list-item>
        <text:list-item>
          <text:p text:style-name="P63">ABDCBDA</text:p>
          <text:p text:style-name="P77"/>
        </text:list-item>
      </text:list>
      <text:p text:style-name="P42">ans:ABDCBDCB</text:p>
      <text:p text:style-name="P3"/>
      <text:p text:style-name="P2">20. import java.util.*;</text:p>
      <text:p text:style-name="P2"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<text:soft-page-break/>System.out.print(array[i]);;</text:p>
      <text:p text:style-name="P2">}</text:p>
      <text:p text:style-name="P2">}</text:p>
      <text:list xml:id="list1260093889" text:style-name="WWNum7">
        <text:list-item>
          <text:p text:style-name="P26">12345</text:p>
        </text:list-item>
        <text:list-item>
          <text:p text:style-name="P26">54321</text:p>
        </text:list-item>
        <text:list-item>
          <text:p text:style-name="P26">123</text:p>
        </text:list-item>
        <text:list-item>
          <text:p text:style-name="P64">1234</text:p>
        </text:list-item>
      </text:list>
      <text:p text:style-name="P3"/>
      <text:p text:style-name="P42">ans:<text:span text:style-name="T19">a)12345</text:span></text:p>
      <text:p text:style-name="P36"/>
      <text:p text:style-name="P2">21.What is the output of this program?</text:p>
      <text:p text:style-name="P3">import java.util.*;</text:p>
      <text:p text:style-name="P3">class Array {</text:p>
      <text:p text:style-name="P3">public static void main(String args[])</text:p>
      <text:p text:style-name="P3">{</text:p>
      <text:p text:style-name="P3">int array[] = new int [5];</text:p>
      <text:p text:style-name="P3">for (int i = 5; i &gt; 0; i--)</text:p>
      <text:p text:style-name="P3">array[5-i] = i;</text:p>
      <text:p text:style-name="P3">Arrays.fill(array, 1, 4, 8);</text:p>
      <text:p text:style-name="P3">for (int i = 0; i &lt; 5 ; i++)</text:p>
      <text:p text:style-name="P3">System.out.print(array[i]);</text:p>
      <text:p text:style-name="P3">}</text:p>
      <text:p text:style-name="P3">}</text:p>
      <text:p text:style-name="P3">advertisements</text:p>
      <text:list xml:id="list3664103058" text:style-name="WWNum4">
        <text:list-item>
          <text:p text:style-name="P27">12885</text:p>
        </text:list-item>
        <text:list-item>
          <text:p text:style-name="P27">12845</text:p>
        </text:list-item>
        <text:list-item>
          <text:p text:style-name="P27">58881</text:p>
        </text:list-item>
        <text:list-item>
          <text:p text:style-name="P65">54881</text:p>
        </text:list-item>
      </text:list>
      <text:p text:style-name="P3"/>
      <text:p text:style-name="P42">ans:<text:span text:style-name="T19">c)58881</text:span></text:p>
      <text:p text:style-name="P36"/>
      <text:p text:style-name="P2">22.Determine the output</text:p>
      <text:p text:style-name="P3">class output {</text:p>
      <text:p text:style-name="P3">public static void main(String args[])</text:p>
      <text:p text:style-name="P3">{</text:p>
      <text:p text:style-name="P3">StringBuffer c = new StringBuffer(</text:p>
      <text:p text:style-name="P3">"Hello");</text:p>
      <text:p text:style-name="P3">StringBuffer c1 = new StringBuffer</text:p>
      <text:p text:style-name="P3">(" World");</text:p>
      <text:p text:style-name="P3">c.append(c1);</text:p>
      <text:p text:style-name="P3">System.out.println(c);</text:p>
      <text:p text:style-name="P3">}</text:p>
      <text:p text:style-name="P3">}</text:p>
      <text:list xml:id="list3991699171" text:style-name="WWNum10">
        <text:list-item>
          <text:p text:style-name="P28">Hello</text:p>
        </text:list-item>
        <text:list-item>
          <text:p text:style-name="P28">World</text:p>
        </text:list-item>
        <text:list-item>
          <text:p text:style-name="P29">Helloworld</text:p>
        </text:list-item>
        <text:list-item>
          <text:p text:style-name="P66">Hello World</text:p>
        </text:list-item>
      </text:list>
      <text:p text:style-name="P3"/>
      <text:p text:style-name="P43">ans:<text:span text:style-name="T18">d)Hello World</text:span></text:p>
      <text:p text:style-name="P3"/>
      <text:p text:style-name="P2">23.Determine the output</text:p>
      <text:p text:style-name="P3">class output {</text:p>
      <text:p text:style-name="P3"><text:soft-page-break/>public static void main(String args[])</text:p>
      <text:p text:style-name="P3">{</text:p>
      <text:p text:style-name="P3">StringBuffer s1 = new StringBuffer("Hello");</text:p>
      <text:p text:style-name="P3">s1.setCharAt(1,'x');</text:p>
      <text:p text:style-name="P3">System.out.println(s1);</text:p>
      <text:p text:style-name="P3">}</text:p>
      <text:p text:style-name="P3">}</text:p>
      <text:list xml:id="list2338772736" text:style-name="WWNum22">
        <text:list-item>
          <text:p text:style-name="P30">xello</text:p>
        </text:list-item>
        <text:list-item>
          <text:p text:style-name="P30">xxxxx</text:p>
        </text:list-item>
        <text:list-item>
          <text:p text:style-name="P30">Hxllo</text:p>
        </text:list-item>
        <text:list-item>
          <text:p text:style-name="P67">Hexlo</text:p>
        </text:list-item>
      </text:list>
      <text:p text:style-name="P3"/>
      <text:p text:style-name="P43">ans:<text:span text:style-name="T18">c)Hxllo</text:span></text:p>
      <text:p text:style-name="P3"/>
      <text:p text:style-name="P2">24.Determine the output</text:p>
      <text:p text:style-name="P3">import java.io.*;</text:p>
      <text:p text:style-name="P3">public class filesinputoutput {</text:p>
      <text:p text:style-name="P3">public static void main(String[] args)</text:p>
      <text:p text:style-name="P3">{</text:p>
      <text:p text:style-name="P3">String obj = "abc";</text:p>
      <text:p text:style-name="P3">byte b[] = obj.getBytes();</text:p>
      <text:p text:style-name="P3">ByteArrayInputStream obj1 = new Byte</text:p>
      <text:p text:style-name="P3">ArrayInputStream(b);</text:p>
      <text:p text:style-name="P3">for (int i = 0; i &lt; 2; ++ i) {</text:p>
      <text:p text:style-name="P3">int c;</text:p>
      <text:p text:style-name="P3">while((c = obj1.read()) != -1) {</text:p>
      <text:p text:style-name="P3">if(i == 0) {</text:p>
      <text:p text:style-name="P3">System.out.print(Charact</text:p>
      <text:p text:style-name="P3">er.toUpperCase((char)c));</text:p>
      <text:p text:style-name="P3">obj2.write(1);</text:p>
      <text:p text:style-name="P3">}</text:p>
      <text:p text:style-name="P3">}</text:p>
      <text:p text:style-name="P3">System.out.print(obj2);</text:p>
      <text:p text:style-name="P3">}</text:p>
      <text:p text:style-name="P3">}</text:p>
      <text:p text:style-name="P3">}</text:p>
      <text:list xml:id="list587380046" text:style-name="WWNum1">
        <text:list-item>
          <text:p text:style-name="P31">AaBaCa</text:p>
        </text:list-item>
        <text:list-item>
          <text:p text:style-name="P31">ABCaaa</text:p>
        </text:list-item>
        <text:list-item>
          <text:p text:style-name="P31">AaaBaaCaa</text:p>
        </text:list-item>
        <text:list-item>
          <text:p text:style-name="P68">AaBaaCaaa</text:p>
        </text:list-item>
      </text:list>
      <text:p text:style-name="P3"/>
      <text:p text:style-name="P44">ans:<text:span text:style-name="T14">c)AaaBaaCaa</text:span></text:p>
      <text:p text:style-name="P3"/>
      <text:p text:style-name="P2">25.Determine the output</text:p>
      <text:p text:style-name="P3">class output {</text:p>
      <text:p text:style-name="P3">public static void main(String args[])</text:p>
      <text:p text:style-name="P3">{</text:p>
      <text:p text:style-name="P3">char c[]={'a', '1', 'b' ,' ' ,'A' ,</text:p>
      <text:p text:style-name="P3">'0'};</text:p>
      <text:p text:style-name="P3">for (int i = 0; i &lt; 5; ++i)</text:p>
      <text:p text:style-name="P3">{</text:p>
      <text:p text:style-name="P3">if(Character.isDigit(c[i]))</text:p>
      <text:p text:style-name="P3"><text:soft-page-break/>System.out.println(c[i]+" is a digit");</text:p>
      <text:p text:style-name="P3">if(Character.isWhitespace(c[</text:p>
      <text:p text:style-name="P3">i]))</text:p>
      <text:p text:style-name="P3">System.out.println(c[i]+</text:p>
      <text:p text:style-name="P3">" is a Whitespace character");</text:p>
      <text:p text:style-name="P3">if(Character.isUpperCase(c[i</text:p>
      <text:p text:style-name="P3">]))</text:p>
      <text:p text:style-name="P3">System.out.println(c[i]+</text:p>
      <text:p text:style-name="P3">" is an Upper case Letter");</text:p>
      <text:p text:style-name="P3">if(Character.isLowerCase(c[i</text:p>
      <text:p text:style-name="P3">]))</text:p>
      <text:p text:style-name="P3">System.out.println(c[i]+</text:p>
      <text:p text:style-name="P3">" is a lower case Letter");</text:p>
      <text:p text:style-name="P3">i=i+3;</text:p>
      <text:p text:style-name="P3">}</text:p>
      <text:p text:style-name="P3">}</text:p>
      <text:p text:style-name="P3">}</text:p>
      <text:list xml:id="list1979888321" text:style-name="WWNum14">
        <text:list-item>
          <text:p text:style-name="P69">a is a lower case Letter</text:p>
        </text:list-item>
      </text:list>
      <text:p text:style-name="P79">is White space character</text:p>
      <text:p text:style-name="P83"><text:s text:c="6"/>b) b is a lower case Letter</text:p>
      <text:p text:style-name="P79">is White space character</text:p>
      <text:p text:style-name="P83"><text:s text:c="6"/>c) a is a lower case Letter</text:p>
      <text:p text:style-name="P79">A is a upper case Letter</text:p>
      <text:p text:style-name="P3"><text:s text:c="6"/>d) a is a lower case Letter</text:p>
      <text:p text:style-name="P79">0 is a digit</text:p>
      <text:p text:style-name="P79"/>
      <text:p text:style-name="P44">ans:<text:span text:style-name="T14">c) a is a lower case Letter</text:span></text:p>
      <text:p text:style-name="P44">A is a upper case Letter</text:p>
      <text:p text:style-name="P79"/>
      <text:p text:style-name="P2">26.Which pattern ?</text:p>
      <text:p text:style-name="P3">Public static void main(String args[])</text:p>
      <text:p text:style-name="P3">{</text:p>
      <text:p text:style-name="P3">List&lt;string&gt; List = new ArrayList&lt;string&gt;();</text:p>
      <text:p text:style-name="P3">//add string</text:p>
      <text:p text:style-name="P3">List.add(“cricket”);</text:p>
      <text:p text:style-name="P3">List.add(“football”);</text:p>
      <text:p text:style-name="P3">List.add(“hockey”);</text:p>
      <text:p text:style-name="P3">Iterator it = List.iterator();</text:p>
      <text:p text:style-name="P3">While(it.hasNext())</text:p>
      <text:p text:style-name="P3">{</text:p>
      <text:p text:style-name="P3">String s = it.next();}}</text:p>
      <text:p text:style-name="P3"/>
      <text:p text:style-name="P36">ans:</text:p>
      <text:p text:style-name="P3"/>
      <text:p text:style-name="P2">27.What is the output?</text:p>
      <text:p text:style-name="P3">1. public class TestString1 {</text:p>
      <text:p text:style-name="P3">2. public static void main(String[] args) {</text:p>
      <text:p text:style-name="P3">3. String str = "420";</text:p>
      <text:p text:style-name="P3">4. str += 42;</text:p>
      <text:p text:style-name="P3">5. System.out.print(str);</text:p>
      <text:p text:style-name="P3">6. }</text:p>
      <text:p text:style-name="P3">7. }</text:p>
      <text:p text:style-name="P3"><text:soft-page-break/></text:p>
      <text:list xml:id="list1367314733" text:style-name="WWNum3">
        <text:list-item>
          <text:p text:style-name="P32">42</text:p>
        </text:list-item>
        <text:list-item>
          <text:p text:style-name="P32">420</text:p>
        </text:list-item>
        <text:list-item>
          <text:p text:style-name="P32">462</text:p>
        </text:list-item>
        <text:list-item>
          <text:p text:style-name="P32">42042</text:p>
        </text:list-item>
        <text:list-item>
          <text:p text:style-name="P32">Compilation fails</text:p>
        </text:list-item>
        <text:list-item>
          <text:p text:style-name="P70">An exception is thrown at runtime.</text:p>
        </text:list-item>
      </text:list>
      <text:p text:style-name="P3"/>
      <text:p text:style-name="P3"/>
      <text:p text:style-name="P44">Ans:<text:span text:style-name="T14">d)</text:span>42042</text:p>
      <text:p text:style-name="P36"/>
      <text:p text:style-name="P36"/>
      <text:p text:style-name="P2">28.Which three are valid on line 12?</text:p>
      <text:p text:style-name="P3">(Choose three.)</text:p>
      <text:p text:style-name="P3">11. public interface Status {</text:p>
      <text:p text:style-name="P3">12. /* insert code here */ int MY_VALUE = 10;</text:p>
      <text:p text:style-name="P3"/>
      <text:list xml:id="list2866886071" text:style-name="WWNum23">
        <text:list-item>
          <text:p text:style-name="P33">final</text:p>
        </text:list-item>
        <text:list-item>
          <text:p text:style-name="P33">static</text:p>
        </text:list-item>
        <text:list-item>
          <text:p text:style-name="P33">native</text:p>
        </text:list-item>
        <text:list-item>
          <text:p text:style-name="P33">public</text:p>
        </text:list-item>
        <text:list-item>
          <text:p text:style-name="P33">private</text:p>
        </text:list-item>
        <text:list-item>
          <text:p text:style-name="P33">abstract</text:p>
        </text:list-item>
        <text:list-item>
          <text:p text:style-name="P71">protected</text:p>
        </text:list-item>
      </text:list>
      <text:p text:style-name="P3"/>
      <text:p text:style-name="P36">ans:<text:span text:style-name="T14">a),b),d)</text:span></text:p>
      <text:p text:style-name="P3"/>
      <text:p text:style-name="P2">29.Which code, inserted at line 15, allows the class Sprite to compile?</text:p>
      <text:p text:style-name="P3">10. interface Foo { int bar(); }</text:p>
      <text:p text:style-name="P3">11. public class Sprite {</text:p>
      <text:p text:style-name="P3">12. public int fubar( Foo foo ) { return foo.bar(); }</text:p>
      <text:p text:style-name="P3">13. public void testFoo() {</text:p>
      <text:p text:style-name="P3">14. fubar(</text:p>
      <text:p text:style-name="P3">15. // insert code here</text:p>
      <text:p text:style-name="P3">16. );</text:p>
      <text:p text:style-name="P3">17. }</text:p>
      <text:p text:style-name="P3">18. }</text:p>
      <text:p text:style-name="P3"/>
      <text:list xml:id="list1405974480" text:style-name="WWNum18">
        <text:list-item>
          <text:p text:style-name="P34">Foo { public int bar() { return 1; }</text:p>
        </text:list-item>
        <text:list-item>
          <text:p text:style-name="P34">new Foo { public int bar() { return 1; }</text:p>
        </text:list-item>
        <text:list-item>
          <text:p text:style-name="P34">new Foo() { public int bar() { return 1; }</text:p>
        </text:list-item>
        <text:list-item>
          <text:p text:style-name="P72">new class Foo { public int bar() { return 1; }</text:p>
        </text:list-item>
      </text:list>
      <text:p text:style-name="P3"/>
      <text:p text:style-name="P44">ans:<text:span text:style-name="T14">c)new Foo() { public int bar() { return 1; }</text:span></text:p>
      <text:p text:style-name="P36"/>
      <text:p text:style-name="P2">30.What is the result?</text:p>
      <text:p text:style-name="P3">11. class Animal { public String noise() { return "peep"; } }</text:p>
      <text:p text:style-name="P3">12. class Dog extends Animal {</text:p>
      <text:p text:style-name="P3">13. public String noise() { return "bark"; }</text:p>
      <text:p text:style-name="P3">14. }</text:p>
      <text:p text:style-name="P3">15. class Cat extends Animal {</text:p>
      <text:p text:style-name="P3">16. public String noise() { return "meow"; }</text:p>
      <text:p text:style-name="P3"><text:soft-page-break/>17. } ...</text:p>
      <text:p text:style-name="P3">30. Animal animal = new Dog();</text:p>
      <text:p text:style-name="P3">31. Cat cat = (Cat)animal;</text:p>
      <text:p text:style-name="P3">32. System.out.println(cat.noise());</text:p>
      <text:p text:style-name="P3"/>
      <text:list xml:id="list3042150907" text:style-name="WWNum20">
        <text:list-item>
          <text:p text:style-name="P35">peep</text:p>
        </text:list-item>
        <text:list-item>
          <text:p text:style-name="P35">bark</text:p>
        </text:list-item>
        <text:list-item>
          <text:p text:style-name="P35">meow</text:p>
        </text:list-item>
        <text:list-item>
          <text:p text:style-name="P35">Compilation fails</text:p>
        </text:list-item>
        <text:list-item>
          <text:p text:style-name="P73">An exception is thrown at runtime.</text:p>
        </text:list-item>
      </text:list>
      <text:p text:style-name="P6"/>
      <text:p text:style-name="P6"/>
      <text:p text:style-name="P44">Ans:<text:span text:style-name="T14">e</text:span><text:span text:style-name="T15">)</text:span><text:span text:style-name="T16">An exception is thrown at run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38:43.139955401</meta:creation-date>
    <dc:date>2019-06-04T10:37:08.895017266</dc:date>
    <meta:editing-duration>PT1H19M5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0" meta:paragraph-count="412" meta:word-count="1327" meta:character-count="7323" meta:non-whitespace-character-count="6502"/>
  </office:meta>
</office:document-meta>
</file>